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6">RECURSO 7</text:p>
      <text:p text:style-name="P6"/>
      <text:p text:style-name="P6"/>
      <text:list xml:id="list7266603054830112647" text:style-name="L2">
        <text:list-item>
          <text:p text:style-name="P4">Completa las frases con las palabras correspondientes de esta tabla</text:p>
        </text:list-item>
      </text:list>
      <text:p text:style-name="P7"><text:tab/>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[138]</text:p>
          </table:table-cell>
          <table:table-cell table:style-name="Tabla1.A1" office:value-type="string">
            <text:p text:style-name="P2">[139]</text:p>
          </table:table-cell>
          <table:table-cell table:style-name="Tabla1.C1" office:value-type="string">
            <text:p text:style-name="P2">[140]</text:p>
          </table:table-cell>
        </table:table-row>
        <table:table-row>
          <table:table-cell table:style-name="Tabla1.A2" office:value-type="string">
            <text:p text:style-name="P2">[141]</text:p>
          </table:table-cell>
          <table:table-cell table:style-name="Tabla1.A2" office:value-type="string">
            <text:p text:style-name="P2">[142]</text:p>
          </table:table-cell>
          <table:table-cell table:style-name="Tabla1.C2" office:value-type="string">
            <text:p text:style-name="P2">[143]</text:p>
          </table:table-cell>
        </table:table-row>
        <table:table-row>
          <table:table-cell table:style-name="Tabla1.A2" office:value-type="string">
            <text:p text:style-name="P2">[144]</text:p>
          </table:table-cell>
          <table:table-cell table:style-name="Tabla1.A2" office:value-type="string">
            <text:p text:style-name="P2">[145]</text:p>
          </table:table-cell>
          <table:table-cell table:style-name="Tabla1.C2" office:value-type="string">
            <text:p text:style-name="P2">[146]</text:p>
          </table:table-cell>
        </table:table-row>
        <table:table-row>
          <table:table-cell table:style-name="Tabla1.A2" office:value-type="string">
            <text:p text:style-name="P2">[147]</text:p>
          </table:table-cell>
          <table:table-cell table:style-name="Tabla1.A2" office:value-type="string">
            <text:p text:style-name="P2">[148]</text:p>
          </table:table-cell>
          <table:table-cell table:style-name="Tabla1.C2" office:value-type="string">
            <text:p text:style-name="P2">[149]</text:p>
          </table:table-cell>
        </table:table-row>
      </table:table>
      <text:p text:style-name="P1"/>
      <text:list xml:id="list1346349235167986005" text:style-name="L3">
        <text:list-item>
          <text:p text:style-name="P5">[150]</text:p>
        </text:list-item>
        <text:list-item>
          <text:p text:style-name="P5">[151]</text:p>
        </text:list-item>
        <text:list-item>
          <text:p text:style-name="P5">[152]</text:p>
        </text:list-item>
        <text:list-item>
          <text:p text:style-name="P5">[153]</text:p>
        </text:list-item>
        <text:list-item>
          <text:p text:style-name="P5">[154]</text:p>
        </text:list-item>
        <text:list-item>
          <text:p text:style-name="P5">[155]</text:p>
        </text:list-item>
        <text:list-item>
          <text:p text:style-name="P5">[156]</text:p>
        </text:list-item>
        <text:list-item>
          <text:p text:style-name="P5">[157]</text:p>
        </text:list-item>
        <text:list-item>
          <text:p text:style-name="P5">[158]</text:p>
        </text:list-item>
        <text:list-item>
          <text:p text:style-name="P5">[159]</text:p>
        </text:list-item>
        <text:list-item>
          <text:p text:style-name="P5">[160]</text:p>
        </text:list-item>
        <text:list-item>
          <text:p text:style-name="P5">[161]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1M40S</meta:editing-duration>
    <meta:editing-cycles>71</meta:editing-cycles>
    <meta:generator>OpenOffice/4.1.6$Win32 OpenOffice.org_project/416m1$Build-9790</meta:generator>
    <dc:date>2019-01-27T13:29:50.81</dc:date>
    <meta:document-statistic meta:table-count="1" meta:image-count="0" meta:object-count="0" meta:page-count="1" meta:paragraph-count="27" meta:word-count="49" meta:character-count="226"/>
    <meta:user-defined meta:name="Info 1"/>
    <meta:user-defined meta:name="Info 2"/>
    <meta:user-defined meta:name="Info 3"/>
    <meta:user-defined meta:name="Info 4"/>
  </office:meta>
</office:document-meta>
</file>